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language="es" fo:country="MX"/>
    </style:style>
    <style:style style:name="P10" style:family="paragraph" style:parent-style-name="Text_20_body">
      <style:paragraph-properties fo:margin-left="0cm" fo:margin-right="0cm" fo:text-align="justify" style:justify-single-word="false" fo:text-indent="0.009cm" style:auto-text-indent="false"/>
      <style:text-properties fo:language="es" fo:country="MX"/>
    </style:style>
    <style:style style:name="P11" style:family="paragraph" style:parent-style-name="Text_20_body">
      <style:paragraph-properties fo:margin-left="0cm" fo:margin-right="0cm" fo:text-align="justify" style:justify-single-word="false" fo:text-indent="0.009cm" style:auto-text-indent="false" style:snap-to-layout-grid="false"/>
      <style:text-properties fo:language="es" fo:country="MX"/>
    </style:style>
    <style:style style:name="P12" style:family="paragraph" style:parent-style-name="Text_20_body">
      <style:paragraph-properties fo:margin-left="0cm" fo:margin-right="0cm" fo:text-align="justify" style:justify-single-word="false" fo:text-indent="-0.123cm" style:auto-text-indent="false"/>
      <style:text-properties fo:language="es" fo:country="ES"/>
    </style:style>
    <style:style style:name="P13" style:family="paragraph" style:parent-style-name="Text_20_body">
      <style:paragraph-properties fo:margin-left="0cm" fo:margin-right="0cm" fo:text-indent="0.501cm" style:auto-text-indent="false"/>
    </style:style>
    <style:style style:name="P14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fo:language="es" fo:country="AR" style:language-asian="zh" style:country-asian="CN" style:language-complex="ar" style:country-complex="SA"/>
    </style:style>
    <style:style style:name="P16" style:family="paragraph" style:parent-style-name="Standard">
      <style:paragraph-properties fo:margin-left="0cm" fo:margin-right="0cm" fo:text-align="justify" style:justify-single-word="false" fo:text-indent="0.801cm" style:auto-text-indent="false"/>
    </style:style>
    <style:style style:name="P17" style:family="paragraph" style:parent-style-name="Standard" style:master-page-name="">
      <style:paragraph-properties fo:margin-left="0cm" fo:margin-right="0cm" fo:margin-top="0cm" fo:margin-bottom="0cm" fo:text-indent="0.801cm" style:auto-text-indent="false" style:page-number="auto" style:shadow="none">
        <style:tab-stops/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text-indent="0.801cm" style:auto-text-indent="false" style:shadow="none">
        <style:tab-stops/>
      </style:paragraph-properties>
      <style:text-properties fo:font-weight="normal" style:font-weight-asian="normal" style:font-weight-complex="normal"/>
    </style:style>
    <style:style style:name="P19" style:family="paragraph" style:parent-style-name="Normal_20__28_Web_29_">
      <style:paragraph-properties fo:margin-left="0cm" fo:margin-right="0cm" fo:margin-top="0cm" fo:margin-bottom="0cm" fo:text-indent="0.801cm" style:auto-text-indent="false" style:shadow="none">
        <style:tab-stops/>
      </style:paragraph-properties>
    </style:style>
    <style:style style:name="P20" style:family="paragraph" style:parent-style-name="Normal_20__28_Web_29_">
      <style:paragraph-properties fo:margin-left="0cm" fo:margin-right="0cm" fo:margin-top="0cm" fo:margin-bottom="0cm" fo:text-align="justify" style:justify-single-word="false" fo:text-indent="0.801cm" style:auto-text-indent="false" style:shadow="none">
        <style:tab-stops/>
      </style:paragraph-properties>
    </style:style>
    <style:style style:name="P21" style:family="paragraph" style:parent-style-name="Normal_20__28_Web_29_">
      <style:paragraph-properties fo:margin-left="0cm" fo:margin-right="0cm" fo:margin-top="0cm" fo:margin-bottom="0cm" fo:text-align="justify" style:justify-single-word="false" fo:text-indent="0.801cm" style:auto-text-indent="false"/>
    </style:style>
    <style:style style:name="P22" style:family="paragraph" style:parent-style-name="Text_20_body">
      <style:paragraph-properties fo:margin-left="0cm" fo:margin-right="0cm" fo:text-align="justify" style:justify-single-word="false" fo:text-indent="0.801cm" style:auto-text-indent="false"/>
      <style:text-properties fo:language="es" fo:country="AR" style:language-asian="zh" style:country-asian="CN" style:language-complex="ar" style:country-complex="SA"/>
    </style:style>
    <style:style style:name="P23" style:family="paragraph" style:parent-style-name="Text_20_body">
      <style:paragraph-properties fo:margin-left="0cm" fo:margin-right="0cm" fo:text-align="justify" style:justify-single-word="false" fo:text-indent="0.801cm" style:auto-text-indent="false"/>
    </style:style>
    <style:style style:name="P24" style:family="paragraph" style:parent-style-name="Normal_20__28_Web_29_">
      <style:paragraph-properties fo:margin-left="0cm" fo:margin-right="0cm" fo:margin-top="0cm" fo:margin-bottom="0cm" fo:text-align="justify" style:justify-single-word="false" fo:text-indent="0.741cm" style:auto-text-indent="false"/>
    </style:style>
    <style:style style:name="P25" style:family="paragraph" style:parent-style-name="Sangría_20_2_20_de_20_t._20_independiente">
      <style:paragraph-properties fo:margin-left="5.371cm" fo:margin-right="0cm" fo:text-indent="-5.398cm" style:auto-text-indent="false">
        <style:tab-stops/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27" style:family="paragraph" style:parent-style-name="Standard">
      <style:text-properties fo:language="es" fo:country="ES"/>
    </style:style>
    <style:style style:name="P28" style:family="paragraph" style:parent-style-name="Standard">
      <style:paragraph-properties fo:text-align="justify" style:justify-single-word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ECLARACIÓN N° 1776-CM-14</text:p>
      <text:p text:style-name="P6"/>
      <text:p text:style-name="P6"/>
      <text:p text:style-name="P25">DESCRIPCIÓN SINTÉTICA: DECLARAR EVENTO DE INTERÉS MUNICIPAL Y CULTURAL EL MIAMI SHORT <text:s/>FILM FESTIVAL. </text:p>
      <text:p text:style-name="P14"/>
      <text:p text:style-name="P14">ANTECEDENTES</text:p>
      <text:h text:style-name="Heading_20_4" text:outline-level="4" text:is-list-header="true"/>
      <text:p text:style-name="P17">Carta Orgánica Municipal.</text:p>
      <text:p text:style-name="P18"/>
      <text:p text:style-name="P19">Ordenanza 2071-CM-10.</text:p>
      <text:p text:style-name="P19"/>
      <text:p text:style-name="P19">Solicitud de declaración de interés.</text:p>
      <text:p text:style-name="P19"/>
      <text:p text:style-name="P20">Gacetilla informativa del evento.</text:p>
      <text:p text:style-name="P21"/>
      <text:p text:style-name="P24"/>
      <text:p text:style-name="P6">FUNDAMENTOS</text:p>
      <text:p text:style-name="P6"/>
      <text:p text:style-name="P16">El Festival “Miami Short Film Festival” se realiza desde hace doce años y es uno de los eventos de presentación de trabajos cinematográficos más importante en la agenda cultural del condado de Miami Dade. A su vez la Edición Rodante del mismo se presenta anualmente en varios países de Europa y Sudamérica.</text:p>
      <text:p text:style-name="P23"/>
      <text:p text:style-name="P23">La presentación del mismo es en la ciudad de San Carlos de Bariloche, el 26 y 27 de abril de 2014, brindando el acceso a los mejores cortos del mundo no sólo a la comunidad en general sino también a la comunidad creativa.</text:p>
      <text:p text:style-name="P23"/>
      <text:p text:style-name="P23">También es una oferta cultural única para la región y aporta al posicionamiento internacional de nuestra ciudad, fomentando a su vez el turismo.</text:p>
      <text:p text:style-name="P23"/>
      <text:p text:style-name="P23">Este trabajo se enmarca dentro de la actividad de interacción que venimos generando tanto con gente del sector audiovisual nacional como internacional. Así, los trabajos de los realizadores barilochenses y rionegrinos, han sido proyectados en las llamadas “Muestras de Cine Patagónico” en EEUU, Chile, Italia, Colombia, Costa Rica y por supuesto en varios puntos de nuestro territorio nacional.</text:p>
      <text:p text:style-name="P23"/>
      <text:p text:style-name="P23">El Miami Short Film Festival fue fundado en 2002. Se creó para establecer una conexión entre los estudios establecidos, los realizadores independientes, y la comunidad creativa internacional, como así también para honrar la excelencia del arte cinematográfico.</text:p>
      <text:p text:style-name="P23"/>
      <text:p text:style-name="P22">El festival tiene como misión presentar films de calidad de todo el mundo. Asimismo, apoya, reconoce y honra a los realizadores por la excelencia visionaria en la creación de films de menos de 30 minutos. Este evento es un dedicado contribuyente a la cultura artística, economía y educación del condado de Miami-Dade. A través de su modelo de asociación estratégica efectiva, el Miami Short Film Festival presenta sus exclusivos programas y programación durante todo el año en cines, aulas, empresas y organizaciones en todo el Condado de Miami Dade y en varios países de Europa y Sudamérica.</text:p>
      <text:p text:style-name="P15"/>
      <text:p text:style-name="P15"/>
      <text:p text:style-name="Text_20_body_20_indent">AUTORES: Concejales Ramón Chiocconi, Alejandro Ramos Mejía y Edith Garro (PJ).</text:p>
      <text:p text:style-name="Text_20_body_20_indent"/>
      <text:p text:style-name="Text_20_body_20_indent">INICIATIVA: Miguel Ángel Rossi.</text:p>
      <text:p text:style-name="Text_20_body"><text:soft-page-break/></text:p>
      <text:p text:style-name="Text_20_body">El proyecto original Nº 541/14 fue aprobado en la sesión del día 20 de marzo de 2014, según consta en el Acta Nº 1015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</text:p>
      <text:p text:style-name="Text_20_body"/>
      <text:p text:style-name="Text_20_body">DECLARACIÓN</text:p>
      <text:p text:style-name="P7"/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Art. <text:s/>1°) <text:s text:c="4"/></text:p>
          </table:table-cell>
          <table:table-cell table:style-name="Tabla1.A1" office:value-type="string">
            <text:p text:style-name="P6">Se declara evento de interés municipal y cultural el “Miami Short Film Festival” que se llevará a cabo el 26 y 27 de 2014 en la ciudad de San Carlos de Bariloche.</text:p>
            <text:p text:style-name="P6"/>
          </table:table-cell>
        </table:table-row>
        <table:table-row table:style-name="Tabla1.1">
          <table:table-cell table:style-name="Tabla1.A1" office:value-type="string">
            <text:p text:style-name="P9">Art. <text:s/>2°)</text:p>
          </table:table-cell>
          <table:table-cell table:style-name="Tabla1.A1" office:value-type="string">
            <text:p text:style-name="P11">La presente declaración no implica la obligatoriedad de efectuar erogaciones por parte de la Administración Municipal. </text:p>
            <text:p text:style-name="P12"/>
          </table:table-cell>
        </table:table-row>
        <table:table-row table:style-name="Tabla1.1">
          <table:table-cell table:style-name="Tabla1.A1" office:value-type="string">
            <text:p text:style-name="P9">Art. <text:s/>3°) </text:p>
          </table:table-cell>
          <table:table-cell table:style-name="Tabla1.A1" office:value-type="string">
            <text:p text:style-name="P10">Comuníquese. Dése a publicidad. Tómese razón. Cumplido, archívese.</text:p>
          </table:table-cell>
        </table:table-row>
      </table:table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3.069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35.56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creation-date>2014-03-25T10:26:02</meta:creation-date>
    <meta:editing-cycles>4</meta:editing-cycles>
    <meta:editing-duration>PT5M6S</meta:editing-duration>
    <meta:generator>LibreOffice/3.5$Linux_X86_64 LibreOffice_project/350m1$Build-2</meta:generator>
    <dc:date>2014-03-27T12:24:15</dc:date>
    <dc:creator>Nadia </dc:creator>
    <meta:printed-by>Nadia </meta:printed-by>
    <meta:print-date>2014-03-27T11:52:47</meta:print-date>
    <meta:document-statistic meta:table-count="1" meta:image-count="1" meta:object-count="0" meta:page-count="2" meta:paragraph-count="27" meta:word-count="485" meta:character-count="3218" meta:non-whitespace-character-count="2577"/>
    <meta:user-defined meta:name="Información 1"/>
    <meta:user-defined meta:name="Información 2"/>
    <meta:user-defined meta:name="Información 3"/>
    <meta:user-defined meta:name="Información 4"/>
  </office:meta>
</office:document-meta>
</file>